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fo:font-weight="normal" style:font-weight-asian="normal" style:font-weight-complex="normal"/>
    </style:style>
    <style:style style:name="P2" style:family="paragraph" style:parent-style-name="Standard">
      <style:text-properties style:font-name="Microsoft Sans Serif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Microsoft Sans Serif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Microsoft Sans Serif" fo:font-weight="normal" style:font-weight-asian="normal" style:font-weight-complex="normal"/>
    </style:style>
    <style:style style:name="P5" style:family="paragraph" style:parent-style-name="Standard" style:list-style-name="L2">
      <style:text-properties style:font-name="Microsoft Sans Serif" fo:font-weight="normal" style:font-weight-asian="normal" style:font-weight-complex="normal"/>
    </style:style>
    <style:style style:name="P6" style:family="paragraph" style:parent-style-name="Standard" style:list-style-name="L3">
      <style:text-properties style:font-name="Microsoft Sans Serif" fo:font-weight="normal" style:font-weight-asian="normal" style:font-weight-complex="normal"/>
    </style:style>
    <style:style style:name="P7" style:family="paragraph" style:parent-style-name="Standard" style:list-style-name="L4">
      <style:text-properties style:font-name="Microsoft Sans Serif" fo:font-weight="normal" style:font-weight-asian="normal" style:font-weight-complex="normal"/>
    </style:style>
    <style:style style:name="P8" style:family="paragraph" style:parent-style-name="Standard" style:list-style-name="L5">
      <style:text-properties style:font-name="Microsoft Sans Serif" fo:font-weight="normal" style:font-weight-asian="normal" style:font-weight-complex="normal"/>
    </style:style>
    <style:style style:name="P9" style:family="paragraph" style:parent-style-name="Standard" style:list-style-name="L6">
      <style:text-properties style:font-name="Microsoft Sans Serif" fo:font-weight="normal" style:font-weight-asian="normal" style:font-weight-complex="normal"/>
    </style:style>
    <style:style style:name="P10" style:family="paragraph" style:parent-style-name="Standard">
      <style:text-properties style:font-name="Microsoft Sans Serif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Communication Protocol between Server and a Client</text:p>
      <text:p text:style-name="P1"/>
      <text:p text:style-name="P1">A client can send multiple commands to the server. Each command begins by transmitting a serialized instance of a Requests object. According to the value of the instance, further steps differ.</text:p>
      <text:p text:style-name="P1"/>
      <text:p text:style-name="P1">Next steps in the case of value „<text:span text:style-name="T1">GET_LIST</text:span>“:</text:p>
      <text:list xml:id="list4911597793986151562" text:style-name="L1">
        <text:list-item>
          <text:p text:style-name="P4">server sends the valid instance of „Database“ to the client</text:p>
        </text:list-item>
      </text:list>
      <text:p text:style-name="P1">Next steps in the case of value „<text:span text:style-name="T1">CREAT_FILE</text:span>“:</text:p>
      <text:list xml:id="list7090509225015047393" text:style-name="L2">
        <text:list-item>
          <text:p text:style-name="P5">client sends the filename as a serialized String object to the server</text:p>
        </text:list-item>
      </text:list>
      <text:p text:style-name="P1">Next steps in the case of value „<text:span text:style-name="T1">CREAT_VERS</text:span>“:</text:p>
      <text:list xml:id="list4117232035250974171" text:style-name="L3">
        <text:list-item>
          <text:p text:style-name="P6">client sends to the server the name of the file to which we are going to add a new version</text:p>
        </text:list-item>
        <text:list-item>
          <text:p text:style-name="P6">client sends to the server the size of blocks used, as a serialized Integer object</text:p>
        </text:list-item>
        <text:list-item>
          <text:p text:style-name="P6">multiple times, client sends to the server either</text:p>
          <text:list>
            <text:list-item>
              <text:p text:style-name="P6">a serialized String object „raw_data“ followed by a serialized array of bytes</text:p>
            </text:list-item>
          </text:list>
        </text:list-item>
      </text:list>
      <text:p text:style-name="P1"><text:tab/>or</text:p>
      <text:list xml:id="list4286313753921512474" text:style-name="L4">
        <text:list-item>
          <text:list>
            <text:list-item>
              <text:p text:style-name="P7">a serialized String object containing the hash of a block to add (in this case the contents of the block are presumably already present on the server)<text:tab/></text:p>
            </text:list-item>
          </text:list>
        </text:list-item>
      </text:list>
      <text:list xml:id="list7273467620915495416" text:style-name="L5">
        <text:list-item>
          <text:p text:style-name="P8">client sends to the server a serialized String object „end“ (signalizing there are no more blocks to be sent)</text:p>
        </text:list-item>
      </text:list>
      <text:p text:style-name="P1">Next steps in the case of value „<text:span text:style-name="T1">GET_FILE</text:span>“:</text:p>
      <text:list xml:id="list7100770840075183432" text:style-name="L6">
        <text:list-item>
          <text:p text:style-name="P9">client sends to the server the name of the file to be fetched</text:p>
        </text:list-item>
        <text:list-item>
          <text:p text:style-name="P9">client sends a version number denoting which version to fetch</text:p>
        </text:list-item>
        <text:list-item>
          <text:p text:style-name="P9">server sends a serialized list object containing the all the bytes from the desired file</text:p>
        </text:list-item>
      </text:list>
      <text:p text:style-name="P1"/>
      <text:p text:style-name="P1">Next steps in the case of value „<text:span text:style-name="T1">END</text:span>“: none</text:p>
      <text:p text:style-name="P1"/>
      <text:p text:style-name="P2">(more values to be added in the future)</text:p>
      <text:p text:style-name="P2"/>
      <text:p text:style-name="P1"/>
      <text:p text:style-name="P2"><text:span text:style-name="T1">Note:</text:span> when a „serialized“ Java object is mentioned, the Kryo serialization framework is used. The specification of the serialized object format is attached in a separat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21:20.39</meta:creation-date>
    <dc:date>2012-09-25T11:06:40.61</dc:date>
    <meta:editing-duration>PT34M51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21" meta:word-count="288" meta:character-count="1593"/>
  </office:meta>
</office:document-meta>
</file>